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1.251cm" fo:margin-right="0cm" fo:text-indent="0cm" style:auto-text-indent="false"/>
      <style:text-properties style:font-name="Courier New"/>
    </style:style>
    <style:style style:name="P2" style:family="paragraph" style:parent-style-name="Standard">
      <style:text-properties officeooo:rsid="001e92d9" officeooo:paragraph-rsid="001e92d9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e92d9" officeooo:paragraph-rsid="001e92d9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left="1.251cm" fo:margin-right="0cm" fo:text-indent="0cm" style:auto-text-indent="false"/>
      <style:text-properties style:font-name="Courier New" officeooo:paragraph-rsid="001e92d9"/>
    </style:style>
    <style:style style:name="P5" style:family="paragraph" style:parent-style-name="Preformatted_20_Text">
      <style:paragraph-properties fo:margin-left="0cm" fo:margin-right="0cm" fo:text-indent="0cm" style:auto-text-indent="false"/>
      <style:text-properties style:font-name="Liberation Serif" fo:font-size="12pt" officeooo:rsid="001f6b46" officeooo:paragraph-rsid="001f6b46" style:font-size-asian="12pt" style:font-size-complex="12pt"/>
    </style:style>
    <style:style style:name="P6" style:family="paragraph" style:parent-style-name="Standard" style:list-style-name="L1">
      <style:text-properties officeooo:rsid="001e92d9" officeooo:paragraph-rsid="001e92d9"/>
    </style:style>
    <style:style style:name="P7" style:family="paragraph" style:parent-style-name="Standard" style:list-style-name="L1">
      <style:text-properties style:font-name="Liberation Serif" fo:font-size="12pt" officeooo:rsid="001e92d9" officeooo:paragraph-rsid="001e92d9" style:font-size-asian="12pt" style:font-size-complex="12pt"/>
    </style:style>
    <style:style style:name="T1" style:family="text">
      <style:text-properties officeooo:rsid="001f1b8c"/>
    </style:style>
    <style:style style:name="T2" style:family="text">
      <style:text-properties officeooo:rsid="001f6b46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oeltín <text:span text:style-name="T2">4</text:span>. Xquery – <text:span text:style-name="T2">Archivo bailes.xml</text:span></text:p>
      <text:p text:style-name="P2"/>
      <text:p text:style-name="P4"/>
      <text:p text:style-name="P5">Resuelve las siguientes consultas y crea las etiquetas que sean necesarias.</text:p>
      <text:p text:style-name="P5"/>
      <text:list xml:id="list2873389633" text:style-name="L1">
        <text:list-item>
          <text:p text:style-name="P7">Mostrar cada uno de los nombres de los bailes con la etiqueta "losbailes".</text:p>
          <text:p text:style-name="P7"/>
        </text:list-item>
        <text:list-item>
          <text:p text:style-name="P6"><text:span text:style-name="T4">Mostrar los nombres de los bailes seguidos con el número de plazas entre paréntesis, ambos</text:span> dentro de la misma etiqueta "losbailes".</text:p>
          <text:p text:style-name="P6"/>
        </text:list-item>
        <text:list-item>
          <text:p text:style-name="P6">Mostrar los nombres de los bailes cuyo precio sea mayor de 30.</text:p>
          <text:p text:style-name="P6"/>
        </text:list-item>
        <text:list-item>
          <text:p text:style-name="P6">Mostrar los nombres de los bailes cuyo precio sea mayor de 30 y la moneda "euro".</text:p>
          <text:p text:style-name="P6"/>
        </text:list-item>
        <text:list-item>
          <text:p text:style-name="P6">Mostrar los nombres y la fecha de comienzo de los bailes que comiencen el mes de enero (utiliza para buscarlo la cadena de texto "/1/").</text:p>
          <text:p text:style-name="P6"/>
        </text:list-item>
        <text:list-item>
          <text:p text:style-name="P6">Mostrar los nombres de los profesores y la sala en la que dan clase, ordénalos por sala.</text:p>
          <text:p text:style-name="P6"/>
        </text:list-item>
        <text:list-item>
          <text:p text:style-name="P6">Mostrar los nombres de los profesores eliminando los repetidos y acampañar cada nombre con todas las salas en la que da clase, ordénalos por nombre.</text:p>
          <text:p text:style-name="P6"/>
        </text:list-item>
        <text:list-item>
          <text:p text:style-name="P6">Mostrar la media de los precios de todos los bailes.</text:p>
          <text:p text:style-name="P6"/>
        </text:list-item>
        <text:list-item>
          <text:p text:style-name="P6">Mostrar la suma de los precios de los bailes de la sala 1.</text:p>
          <text:p text:style-name="P6"/>
        </text:list-item>
        <text:list-item>
          <text:p text:style-name="P6">Mostrar cuántas plazas en total oferta el profesor "Jesus Lozano".</text:p>
          <text:p text:style-name="P6"/>
        </text:list-item>
        <text:list-item>
          <text:p text:style-name="P6">Mostrar el dinero que ganaría la profesora "Laura Mendiola" si se completaran todas las plazas de su baile, sabiendo que sólo tiene un baile.</text:p>
          <text:p text:style-name="P6"/>
        </text:list-item>
        <text:list-item>
          <text:p text:style-name="P6">Mostrar el dinero que ganaría el profesor "Jesus Lozano" si se completaran todas las plazas de su baile, pero mostrando el beneficio de cada baile por separado.</text:p>
          <text:p text:style-name="P6"/>
        </text:list-item>
        <text:list-item>
          <text:p text:style-name="P6">Mostrar el dinero que ganaría la profesora "Laura" (no conocemos su apellido) si se completaran todas las plazas de su baile.</text:p>
          <text:p text:style-name="P6"/>
        </text:list-item>
        <text:list-item>
          <text:p text:style-name="P6">Mostrar el nombre del baile, su precio y el precio con un descuento del 15% para familias numerosas. Ordenar por el nombre del baile</text:p>
          <text:p text:style-name="P6"/>
        </text:list-item>
        <text:list-item>
          <text:p text:style-name="P6">Mostrar todos los datos de cada baile excepto la fecha de comienzo y de fin.</text:p>
          <text:p text:style-name="P6"/>
        </text:list-item>
        <text:list-item>
          <text:p text:style-name="P6">Mostrar en una tabla de HTML los nombres de los bailes y su profesor, cada uno en una fila.</text:p>
          <text:p text:style-name="P6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9T14:48:05.669000000</meta:creation-date>
    <dc:date>2025-04-25T11:16:06.587000000</dc:date>
    <meta:editing-duration>PT3M36S</meta:editing-duration>
    <meta:editing-cycles>3</meta:editing-cycles>
    <meta:generator>LibreOffice/7.1.6.2$Windows_X86_64 LibreOffice_project/0e133318fcee89abacd6a7d077e292f1145735c3</meta:generator>
    <meta:document-statistic meta:table-count="0" meta:image-count="0" meta:object-count="0" meta:page-count="1" meta:paragraph-count="18" meta:word-count="324" meta:character-count="1773" meta:non-whitespace-character-count="1482"/>
  </office:meta>
</office:document-meta>
</file>